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text:tab/></text:p>
      <text:p text:style-name="P5">Author of letter<text:tab/><text:tab/><text:tab/><text:tab/>G. Lieberma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February 25, 1891</text:p>
      <text:p text:style-name="P5">Month<text:tab/><text:tab/><text:tab/><text:tab/><text:tab/><text:tab/>February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[Hebrew]/</text:p>
      <text:p text:style-name="P2">Dr. G. LIEBERMAN,/</text:p>
      <text:p text:style-name="P2">417 E. 84th St, N. Y./</text:p>
      <text:p text:style-name="P3">New York 2. 25. 91/</text:p>
      <text:p text:style-name="P2">Rev. Dr. S. Morais/</text:p>
      <text:p text:style-name="P2">Dear Sir:/</text:p>
      <text:p text:style-name="P2"><text:tab/>I beg to inform you that/ I had to change the hours of/ instruction of the senior class/ from 2-4 P. M. to 7.30-9.30 P. M. on/ Sunday Monday &amp; Wednesday, as/ the students were unable to/ attend punctually in the afternoon,/ they are now attending very regularly/ and making good progress,/ my report for January I could/ not send becaus[sic!] I did not receive/ the printed formulas--/</text:p>
      <text:p text:style-name="P2"><text:tab/>Yours respectfully/ Dr G. Lieberma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2T11:49:48.55</meta:creation-date>
    <dc:date>2011-11-22T12:01:51.75</dc:date>
    <dc:creator>Penn Libraries</dc:creator>
    <meta:editing-duration>PT00H12M0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8" meta:word-count="260" meta:character-count="1783"/>
  </office:meta>
</office:document-meta>
</file>